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4.224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2.4335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2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458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LCR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236,C1235,C1234,C1233,C536,C535,C534,C1232,C1231,C1226,C1230,C1229,C1228,C1227,C1225,C1224,C1223,C1222,C1221,C1220,C1219,C1218,C1217,C1216,C1215,C1214,C1213,C1212,C1211,C1203,C533,C532,C531,C530,C529,C528,C527,C526,C525,C524,C1121,C1120,C1119,C1118,C1117,C1116,C1115,C1114,C1113,C1112,C1111,C1110,C1109,C1108,C1107,C1105,C1019,C1018,C1015,C1014,C1013,C1012,C1011,C1016,C1010,C1017,C1009,C1008,C1007,C820,C819,C818,C813,C812,C817,C816,C815,C814,C822,C823,C811,C821,C810,C809,C808,C807,C624,C623,C622,C621,C620,C619,C618,C617,C616,C615,C612,C609,C606,C603,C523,C522,C521,C520,C308,C306,C304,C303,C301,C210,C207,C206,C205,C204,C202,C201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100n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539,C538,C1210,C626,C625,C510,C1122,C1106,C1005,C1004,C1003,C1001,C805,C804,C802,C801,C704,C703,C701,C516,C514,C401,C307,C305,C302,C209,C203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1u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537,C1201,C509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0n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535,R534,R533,R532,R1230,R512,R1106,R1105,R1104,R812,R635,R627,R620,R613,R606,R513,R503,R502,R301,R220,R219,R218,R217,R213,R20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1209,U1216,U1212,U1210,U604,U603,U602,U601</text:p>
          </table:table-cell>
          <table:table-cell table:style-name="ce6" office:value-type="string" calcext:value-type="string">
            <text:p>SOT-23-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N74LVC1T45DBV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U1208</text:p>
          </table:table-cell>
          <table:table-cell table:style-name="ce8" office:value-type="string" calcext:value-type="string">
            <text:p>SOT-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L431DBZ</text:p>
          </table:table-cell>
          <table:table-cell office:value-type="string" calcext:value-type="string">
            <text:p>TL431IDBZR,215</text:p>
          </table:table-cell>
          <table:table-cell table:number-columns-repeated="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1231,R1218,R1103,R11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122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Q1204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TC114E</text:p>
          </table:table-cell>
          <table:table-cell table:number-columns-repeated="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Q1203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TA144E</text:p>
          </table:table-cell>
          <table:table-cell table:number-columns-repeated="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Q1202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SC3326B</text:p>
          </table:table-cell>
          <table:table-cell table:number-columns-repeated="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U808,U703,U1010,U1005,U1002,U812,U806,U803,U802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MCP661-E/SN</text:p>
          </table:table-cell>
          <table:table-cell table:number-columns-repeated="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613,C1006,C1002,C806,C803,C611,C610,C608,C607,C605,C602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R632,R63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/.5%</text:p>
          </table:table-cell>
          <table:table-cell table:number-columns-repeated="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R1222,R1024,R1014,R831,R820,R3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U906,U904</text:p>
          </table:table-cell>
          <table:table-cell table:style-name="ce6" office:value-type="string" calcext:value-type="string">
            <text:p>TO-263-3_TabPin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M1117SX-5.0/NOPB </text:p>
          </table:table-cell>
          <table:table-cell table:number-columns-repeated="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U1211</text:p>
          </table:table-cell>
          <table:table-cell table:style-name="ce6" office:value-type="string" calcext:value-type="string">
            <text:p>SOT-353_SC-70-5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74AHC1G14</text:p>
          </table:table-cell>
          <table:table-cell table:number-columns-repeated="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515,C513</text:p>
          </table:table-cell>
          <table:table-cell table:style-name="ce6" office:value-type="string" calcext:value-type="string">
            <text:p>C_0805_2012Metric_Pad1.18x1.4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2u</text:p>
          </table:table-cell>
          <table:table-cell table:number-columns-repeated="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U815,U814,U809,U1012,U1007</text:p>
          </table:table-cell>
          <table:table-cell table:style-name="ce9" office:value-type="string" calcext:value-type="string">
            <text:p>SOT-23-6_Handsoldering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N74LVC1T45DB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01.2022</text:p>
          </table:table-cell>
          <table:table-cell office:value-type="string" calcext:value-type="string">
            <text:p>SN74LVC1T45MDCKREP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P901</text:p>
          </table:table-cell>
          <table:table-cell table:style-name="ce4" office:value-type="string" calcext:value-type="string">
            <text:p>TestPoint_Loop_D2.60mm_Drill1.6mm_Bead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stPoint</text:p>
          </table:table-cell>
          <table:table-cell table:number-columns-repeated="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TP1005,TP1004,TP1003,TP1002,TP1001,TP807,TP806,TP805,TP804,TP803,TP802,TP801,TP601</text:p>
          </table:table-cell>
          <table:table-cell table:style-name="ce6" office:value-type="string" calcext:value-type="string">
            <text:p>TestPoint_Pad_1.0x1.0m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TestPoint</text:p>
          </table:table-cell>
          <table:table-cell table:number-columns-repeated="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D608,D607,D606,D605,D604,D603,D602,D601</text:p>
          </table:table-cell>
          <table:table-cell table:style-name="ce6" office:value-type="string" calcext:value-type="string">
            <text:p>D_SOD-323_HandSoldering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AS16J</text:p>
          </table:table-cell>
          <table:table-cell table:number-columns-repeated="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V1201</text:p>
          </table:table-cell>
          <table:table-cell table:style-name="ce6" office:value-type="string" calcext:value-type="string">
            <text:p>Potentiometer_Bourns_3314J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314J-1-104E</text:p>
          </table:table-cell>
          <table:table-cell table:number-columns-repeated="3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RV1001,RV801</text:p>
          </table:table-cell>
          <table:table-cell table:style-name="ce8" office:value-type="string" calcext:value-type="string">
            <text:p>Potentiometer_Bourns_3314J_Vertica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314J-1-203E</text:p>
          </table:table-cell>
          <table:table-cell office:value-type="string" calcext:value-type="string">
            <text:p>3314J-1-253E </text:p>
          </table:table-cell>
          <table:table-cell table:number-columns-repeated="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X1201</text:p>
          </table:table-cell>
          <table:table-cell table:style-name="ce6" office:value-type="string" calcext:value-type="string">
            <text:p>IQXO-7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30208220601" calcext:value-type="float">
            <text:p>830208220601</text:p>
          </table:table-cell>
          <table:table-cell table:number-columns-repeated="3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C921,C916</text:p>
          </table:table-cell>
          <table:table-cell table:style-name="ce8" office:value-type="string" calcext:value-type="string">
            <text:p>CP_EIA-7343-20_Kemet-V_Pad2.25x2.5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521V107M016ATE050</text:p>
          </table:table-cell>
          <table:table-cell office:value-type="string" calcext:value-type="string">
            <text:p>T521V107M016ATE040 </text:p>
          </table:table-cell>
          <table:table-cell table:number-columns-repeated="2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908</text:p>
          </table:table-cell>
          <table:table-cell table:style-name="ce6" office:value-type="string" calcext:value-type="string">
            <text:p>TO-263-3_TabPin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M2990SX-5.0</text:p>
          </table:table-cell>
          <table:table-cell table:number-columns-repeated="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U901</text:p>
          </table:table-cell>
          <table:table-cell table:style-name="ce6" office:value-type="string" calcext:value-type="string">
            <text:p>TO-263-3_TabPin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M1117SX-3.3/NOPB </text:p>
          </table:table-cell>
          <table:table-cell table:number-columns-repeated="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U902</text:p>
          </table:table-cell>
          <table:table-cell table:style-name="ce6" office:value-type="string" calcext:value-type="string">
            <text:p>NCS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CS3S1205SC</text:p>
          </table:table-cell>
          <table:table-cell table:number-columns-repeated="3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Q1201</text:p>
          </table:table-cell>
          <table:table-cell table:style-name="ce8" office:value-type="string" calcext:value-type="string">
            <text:p>SOT-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DV301N</text:p>
          </table:table-cell>
          <table:table-cell office:value-type="string" calcext:value-type="string">
            <text:p>DMG301NU-13 </text:p>
          </table:table-cell>
          <table:table-cell table:number-columns-repeated="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L1204,L1202,L1203,L1201</text:p>
          </table:table-cell>
          <table:table-cell table:style-name="ce6" office:value-type="string" calcext:value-type="string">
            <text:p>L_0603_1608Metric_Pad1.05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BMF1608T100K</text:p>
          </table:table-cell>
          <table:table-cell table:number-columns-repeated="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901</text:p>
          </table:table-cell>
          <table:table-cell table:style-name="ce6" office:value-type="string" calcext:value-type="string">
            <text:p>PM1608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M1608S-100M-RC</text:p>
          </table:table-cell>
          <table:table-cell table:number-columns-repeated="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U1215,U1214</text:p>
          </table:table-cell>
          <table:table-cell table:style-name="ce6" office:value-type="string" calcext:value-type="string">
            <text:p>SOIC-16_3.9x9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74AC161</text:p>
          </table:table-cell>
          <table:table-cell table:number-columns-repeated="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1213</text:p>
          </table:table-cell>
          <table:table-cell table:style-name="ce6" office:value-type="string" calcext:value-type="string">
            <text:p>SOT-353_SC-70-5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74AUP1G79</text:p>
          </table:table-cell>
          <table:table-cell table:number-columns-repeated="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U1206</text:p>
          </table:table-cell>
          <table:table-cell table:style-name="ce6" office:value-type="string" calcext:value-type="string">
            <text:p>SOIC-16_3.9x9.9mm_P1.27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G409DY</text:p>
          </table:table-cell>
          <table:table-cell table:number-columns-repeated="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1207,U1201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MH6639MA</text:p>
          </table:table-cell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205,U1203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D8038ARZ</text:p>
          </table:table-cell>
          <table:table-cell table:number-columns-repeated="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1204</text:p>
          </table:table-cell>
          <table:table-cell table:style-name="ce6" office:value-type="string" calcext:value-type="string">
            <text:p>VSSOP-10_3x3mm_P0.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AC7811</text:p>
          </table:table-cell>
          <table:table-cell table:number-columns-repeated="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U509,U504</text:p>
          </table:table-cell>
          <table:table-cell table:style-name="ce6" office:value-type="string" calcext:value-type="string">
            <text:p>MSOP-8_3x3mm_P0.65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D8476_MSOP</text:p>
          </table:table-cell>
          <table:table-cell table:number-columns-repeated="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U508,U503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P1177AR</text:p>
          </table:table-cell>
          <table:table-cell table:number-columns-repeated="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U507,U502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D8656</text:p>
          </table:table-cell>
          <table:table-cell table:number-columns-repeated="3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U506</text:p>
          </table:table-cell>
          <table:table-cell table:style-name="ce9" office:value-type="string" calcext:value-type="string">
            <text:p>SOIC-24W_7.5x15.4mm_P1.27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S5361</text:p>
          </table:table-cell>
          <table:table-cell/>
          <table:table-cell office:value-type="string" calcext:value-type="string">
            <text:p>19.08.2021</text:p>
          </table:table-cell>
          <table:table-cell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1235,R1234,R1233,R122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1202,R1232,R1110,R1109,R1108,R110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201,R1208,R529,R524,R515,R508,R9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1216,R1213,R121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R1224,R1206,R1223,R1012,R819,R304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R1217,R120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680/.1%</text:p>
          </table:table-cell>
          <table:table-cell table:number-columns-repeated="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R1225,R120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30/.1%</text:p>
          </table:table-cell>
          <table:table-cell table:number-columns-repeated="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R1227,R1215,R1220,R1212,R121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R1228,R212,R208,R206,R2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R1221,R1214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R120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1219,R9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R12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k</text:p>
          </table:table-cell>
          <table:table-cell table:number-columns-repeated="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R1204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k8</text:p>
          </table:table-cell>
          <table:table-cell table:number-columns-repeated="3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R810,R80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00/.1%</text:p>
          </table:table-cell>
          <table:table-cell table:number-columns-repeated="3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R530,R517,R518,R5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634/.1%</text:p>
          </table:table-cell>
          <table:table-cell table:number-columns-repeated="3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R528,R519,R514,R5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91/.1%</text:p>
          </table:table-cell>
          <table:table-cell table:number-columns-repeated="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R527,R526,R525,R522,R511,R509,R510,R506,R61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10k/.1%</text:p>
          </table:table-cell>
          <table:table-cell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R523,R50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R531,R628,R626,R621,R619,R614,R612,R607,R6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Q501,Q801,Q617,Q615,Q611,Q607,Q603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C8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K501,K801,K601</text:p>
          </table:table-cell>
          <table:table-cell table:style-name="ce9" office:value-type="string" calcext:value-type="string">
            <text:p>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Q2SA-5V</text:p>
          </table:table-cell>
          <table:table-cell table:number-columns-repeated="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FB1202,FB1201</text:p>
          </table:table-cell>
          <table:table-cell table:style-name="ce6" office:value-type="string" calcext:value-type="string">
            <text:p>L_0603_1608Metric_Pad1.05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LM18SP601SZ1D</text:p>
          </table:table-cell>
          <table:table-cell table:number-columns-repeated="3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D1206,D1203,D1205,D1202</text:p>
          </table:table-cell>
          <table:table-cell table:style-name="ce6" office:value-type="string" calcext:value-type="string">
            <text:p>D_SOD-5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ZX584C5V6</text:p>
          </table:table-cell>
          <table:table-cell table:number-columns-repeated="3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D1204,D1201</text:p>
          </table:table-cell>
          <table:table-cell table:style-name="ce6" office:value-type="string" calcext:value-type="string">
            <text:p>D_SM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YG20J</text:p>
          </table:table-cell>
          <table:table-cell table:number-columns-repeated="3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D501,D802,D611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N4148W</text:p>
          </table:table-cell>
          <table:table-cell table:number-columns-repeated="3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1205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p3/COG</text:p>
          </table:table-cell>
          <table:table-cell table:number-columns-repeated="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1209,C1204,C1202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u7</text:p>
          </table:table-cell>
          <table:table-cell table:number-columns-repeated="3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1208,C1206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p</text:p>
          </table:table-cell>
          <table:table-cell table:number-columns-repeated="3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1207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8p</text:p>
          </table:table-cell>
          <table:table-cell table:number-columns-repeated="3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901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u7</text:p>
          </table:table-cell>
          <table:table-cell table:number-columns-repeated="3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519,C506,C508,C501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70p/COG</text:p>
          </table:table-cell>
          <table:table-cell table:number-columns-repeated="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518,C512,C505,C503,C918,C917,C913,C912,C909,C908,C903,C902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0u</text:p>
          </table:table-cell>
          <table:table-cell table:number-columns-repeated="3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517,C504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700p/COG</text:p>
          </table:table-cell>
          <table:table-cell table:number-columns-repeated="3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511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7u</text:p>
          </table:table-cell>
          <table:table-cell table:number-columns-repeated="3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U1202</text:p>
          </table:table-cell>
          <table:table-cell table:style-name="ce6" office:value-type="string" calcext:value-type="string">
            <text:p>TSSOP-20_4.4x6.5mm_P0.6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9834</text:p>
          </table:table-cell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907,C906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u7/50V</text:p>
          </table:table-cell>
          <table:table-cell table:number-columns-repeated="3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U605</text:p>
          </table:table-cell>
          <table:table-cell table:style-name="ce9" office:value-type="string" calcext:value-type="string">
            <text:p>SOIC-8-1EP_3.9x4.9mm_P1.27mm_EP2.29x3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4817-1ARDZ</text:p>
          </table:table-cell>
          <table:table-cell/>
          <table:table-cell office:value-type="string" calcext:value-type="string">
            <text:p>26.08.2021</text:p>
          </table:table-cell>
          <table:table-cell/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Y1101</text:p>
          </table:table-cell>
          <table:table-cell table:style-name="ce9" office:value-type="string" calcext:value-type="string">
            <text:p>NX3225G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X3225GD-8MHZ</text:p>
          </table:table-cell>
          <table:table-cell/>
          <table:table-cell office:value-type="string" calcext:value-type="string">
            <text:p>05.11.2021</text:p>
          </table:table-cell>
          <table:table-cell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Y201</text:p>
          </table:table-cell>
          <table:table-cell table:style-name="ce9" office:value-type="string" calcext:value-type="string">
            <text:p>NX5032G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X5032GA-25.000M-LN-CD-1</text:p>
          </table:table-cell>
          <table:table-cell/>
          <table:table-cell office:value-type="string" calcext:value-type="string">
            <text:p>12.08.2021</text:p>
          </table:table-cell>
          <table:table-cell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U1103</text:p>
          </table:table-cell>
          <table:table-cell table:style-name="ce4" office:value-type="string" calcext:value-type="string">
            <text:p>MSOP-8_3x3mm_P0.6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LC08B-E/MS</text:p>
          </table:table-cell>
          <table:table-cell table:number-columns-repeated="3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U1102</text:p>
          </table:table-cell>
          <table:table-cell table:style-name="ce6" office:value-type="string" calcext:value-type="string">
            <text:p>Texas_PWSON-N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DC1080</text:p>
          </table:table-cell>
          <table:table-cell table:number-columns-repeated="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U1101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</text:p>
          </table:table-cell>
          <table:table-cell table:number-columns-repeated="3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U1011,U1006,U1001,U813,U807,U801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CP6L91T-E/SN</text:p>
          </table:table-cell>
          <table:table-cell table:number-columns-repeated="3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U1009,U1008,U1004,U1003,U811,U810,U805,U804</text:p>
          </table:table-cell>
          <table:table-cell table:style-name="ce9" office:value-type="string" calcext:value-type="string">
            <text:p>SOT-23-6_Handsoldering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N74LVC1G3157DBVR</text:p>
          </table:table-cell>
          <table:table-cell/>
          <table:table-cell office:value-type="string" calcext:value-type="string">
            <text:p>25.06.2021</text:p>
          </table:table-cell>
          <table:table-cell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U907</text:p>
          </table:table-cell>
          <table:table-cell table:style-name="ce6" office:value-type="string" calcext:value-type="string">
            <text:p>NMK_DU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MK2409SC</text:p>
          </table:table-cell>
          <table:table-cell table:number-columns-repeated="3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U905</text:p>
          </table:table-cell>
          <table:table-cell table:style-name="ce6" office:value-type="string" calcext:value-type="string">
            <text:p>NMK_SING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MK2409SAC</text:p>
          </table:table-cell>
          <table:table-cell table:number-columns-repeated="3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U903</text:p>
          </table:table-cell>
          <table:table-cell table:style-name="ce6" office:value-type="string" calcext:value-type="string">
            <text:p>SOT-23-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X5902</text:p>
          </table:table-cell>
          <table:table-cell table:number-columns-repeated="3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U702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L431BCDE4</text:p>
          </table:table-cell>
          <table:table-cell table:number-columns-repeated="3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U701</text:p>
          </table:table-cell>
          <table:table-cell table:style-name="ce6" office:value-type="string" calcext:value-type="string">
            <text:p>SOIC-8_3.9x4.9mm_P1.27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F5040ID</text:p>
          </table:table-cell>
          <table:table-cell table:number-columns-repeated="3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U505,U501</text:p>
          </table:table-cell>
          <table:table-cell table:style-name="ce6" office:value-type="string" calcext:value-type="string">
            <text:p>TSSOP-16_4.4x5mm_P0.65m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DS8681IPWR</text:p>
          </table:table-cell>
          <table:table-cell table:number-columns-repeated="3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U401</text:p>
          </table:table-cell>
          <table:table-cell table:style-name="ce6" office:value-type="string" calcext:value-type="string">
            <text:p>TSSOP-16_4.4x5mm_P0.6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LN2003A</text:p>
          </table:table-cell>
          <table:table-cell table:number-columns-repeated="3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U303</text:p>
          </table:table-cell>
          <table:table-cell table:style-name="ce6" office:value-type="string" calcext:value-type="string">
            <text:p>SOIC-16W_7.5x10.3mm_P1.27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uM5402</text:p>
          </table:table-cell>
          <table:table-cell table:number-columns-repeated="3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U302</text:p>
          </table:table-cell>
          <table:table-cell table:style-name="ce9" office:value-type="string" calcext:value-type="string">
            <text:p>TSSOP-14_4.4x5mm_P0.65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XB0104PW</text:p>
          </table:table-cell>
          <table:table-cell table:number-columns-repeated="3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U301</text:p>
          </table:table-cell>
          <table:table-cell table:style-name="ce9" office:value-type="string" calcext:value-type="string">
            <text:p>TSSOP-14_4.4x5mm_P0.65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4AC125</text:p>
          </table:table-cell>
          <table:table-cell table:number-columns-repeated="3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U203,U201</text:p>
          </table:table-cell>
          <table:table-cell table:style-name="ce6" office:value-type="string" calcext:value-type="string">
            <text:p>SO8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C03-3.3</text:p>
          </table:table-cell>
          <table:table-cell table:number-columns-repeated="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U202</text:p>
          </table:table-cell>
          <table:table-cell table:style-name="ce4" office:value-type="string" calcext:value-type="string">
            <text:p>QFN-24-1EP_4x4mm_P0.5mm_EP2.6x2.6mm_ThermalVi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8742A</text:p>
          </table:table-cell>
          <table:table-cell table:number-columns-repeated="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R11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string" calcext:value-type="string">
            <text:p>R1023,R1011,R830,R81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8k/.1%</text:p>
          </table:table-cell>
          <table:table-cell table:number-columns-repeated="3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string" calcext:value-type="string">
            <text:p>R1022,R1018,R1017,R1010,R1004,R1003,R829,R823,R822,R816,R805,R804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2k/.1%</text:p>
          </table:table-cell>
          <table:table-cell table:number-columns-repeated="3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string" calcext:value-type="string">
            <text:p>R1021,R1007,R828,R811,R62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0k/.1%</text:p>
          </table:table-cell>
          <table:table-cell table:number-columns-repeated="3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R1020,R827,R708,R70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k3/.1%</text:p>
          </table:table-cell>
          <table:table-cell table:number-columns-repeated="3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R1019,R82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7k/.1%</text:p>
          </table:table-cell>
          <table:table-cell table:number-columns-repeated="3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R1016,R824,R813,R801,R634,R622,R61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string" calcext:value-type="string">
            <text:p>R1015,R1002,R821,R803,R625,R624,R618,R617,R611,R610,R604,R60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Meg</text:p>
          </table:table-cell>
          <table:table-cell table:number-columns-repeated="3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1013,R1001,R818,R802,R629,R6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00/.1%</text:p>
          </table:table-cell>
          <table:table-cell table:number-columns-repeated="3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string" calcext:value-type="string">
            <text:p>R1009,R1008,R1006,R1005,R815,R814,R808,R807,R60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1k/.1%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R826,R80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k8/.1%</text:p>
          </table:table-cell>
          <table:table-cell table:number-columns-repeated="3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R707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k1/.1%</text:p>
          </table:table-cell>
          <table:table-cell table:number-columns-repeated="3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R7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0/.1%</text:p>
          </table:table-cell>
          <table:table-cell table:number-columns-repeated="3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R704</text:p>
          </table:table-cell>
          <table:table-cell table:style-name="ce6" office:value-type="string" calcext:value-type="string">
            <text:p>R_1206_3216Metric_Pad1.30x1.7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3/.5W</text:p>
          </table:table-cell>
          <table:table-cell table:number-columns-repeated="3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R70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string" calcext:value-type="string">
            <text:p>R702</text:p>
          </table:table-cell>
          <table:table-cell table:style-name="ce6" office:value-type="string" calcext:value-type="string">
            <text:p>R_1206_3216Metric_Pad1.30x1.7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R3/.5W</text:p>
          </table:table-cell>
          <table:table-cell table:number-columns-repeated="3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R701,R521,R52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R22</text:p>
          </table:table-cell>
          <table:table-cell table:number-columns-repeated="3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R633,R516,R504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string" calcext:value-type="string">
            <text:p>R63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7/.1%</text:p>
          </table:table-cell>
          <table:table-cell table:number-columns-repeated="3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R608,R6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3/.1%</text:p>
          </table:table-cell>
          <table:table-cell table:number-columns-repeated="3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306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R1</text:p>
          </table:table-cell>
          <table:table-cell table:number-columns-repeated="3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R3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R303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4k7</text:p>
          </table:table-cell>
          <table:table-cell table:number-columns-repeated="3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R221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k5</text:p>
          </table:table-cell>
          <table:table-cell table:number-columns-repeated="3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R216</text:p>
          </table:table-cell>
          <table:table-cell table:style-name="ce6" office:value-type="string" calcext:value-type="string">
            <text:p>R_1206_3216Metric_Pad1.30x1.7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M/1kV</text:p>
          </table:table-cell>
          <table:table-cell table:number-columns-repeated="3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R215,R214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R211,R210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5/1%</text:p>
          </table:table-cell>
          <table:table-cell table:number-columns-repeated="3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R209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k1</text:p>
          </table:table-cell>
          <table:table-cell table:number-columns-repeated="3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R204,R203,R202,R2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9R9</text:p>
          </table:table-cell>
          <table:table-cell table:number-columns-repeated="3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string" calcext:value-type="string">
            <text:p>Q901</text:p>
          </table:table-cell>
          <table:table-cell table:style-name="ce6" office:value-type="string" calcext:value-type="string">
            <text:p>TO-252-2_Rectifi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RFR5410</text:p>
          </table:table-cell>
          <table:table-cell table:number-columns-repeated="3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Q616,Q612,Q608,Q604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C857</text:p>
          </table:table-cell>
          <table:table-cell table:number-columns-repeated="3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Q614,Q613,Q610,Q609,Q606,Q605,Q602,Q601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MBFJ309LT1G</text:p>
          </table:table-cell>
          <table:table-cell table:number-columns-repeated="3"/>
        </table:table-row>
        <table:table-row table:style-name="ro1"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L301</text:p>
          </table:table-cell>
          <table:table-cell table:style-name="ce9" office:value-type="string" calcext:value-type="string">
            <text:p>CW2520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W252016-R33G</text:p>
          </table:table-cell>
          <table:table-cell table:number-columns-repeated="3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L2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table:number-columns-repeated="3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string" calcext:value-type="string">
            <text:p>K405,K404,K403,K402,K401</text:p>
          </table:table-cell>
          <table:table-cell table:style-name="ce6" office:value-type="string" calcext:value-type="string">
            <text:p>HE360_x-5050462-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E3621A0510</text:p>
          </table:table-cell>
          <table:table-cell table:number-columns-repeated="3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J1102</text:p>
          </table:table-cell>
          <table:table-cell table:style-name="ce6" office:value-type="string" calcext:value-type="string">
            <text:p>PinHeader_2x05_P1.27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021111-00010T4LF</text:p>
          </table:table-cell>
          <table:table-cell table:number-columns-repeated="3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string" calcext:value-type="string">
            <text:p>J1101</text:p>
          </table:table-cell>
          <table:table-cell table:style-name="ce6" office:value-type="string" calcext:value-type="string">
            <text:p>PinHeader_1x02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2x01</text:p>
          </table:table-cell>
          <table:table-cell table:number-columns-repeated="3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string" calcext:value-type="string">
            <text:p>J401</text:p>
          </table:table-cell>
          <table:table-cell table:style-name="ce6" office:value-type="string" calcext:value-type="string">
            <text:p>Socket_DIN41612-CaseC1-AC-Male-64Pin-2row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64AC</text:p>
          </table:table-cell>
          <table:table-cell table:number-columns-repeated="3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FB1101,FB201</text:p>
          </table:table-cell>
          <table:table-cell table:style-name="ce4" office:value-type="string" calcext:value-type="string">
            <text:p>L_0805_2012Metric_Pad1.15x1.40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42792031" calcext:value-type="float">
            <text:p>742792031</text:p>
          </table:table-cell>
          <table:table-cell table:number-columns-repeated="3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string" calcext:value-type="string">
            <text:p>FB1001,FB801</text:p>
          </table:table-cell>
          <table:table-cell table:style-name="ce6" office:value-type="string" calcext:value-type="string">
            <text:p>L_0603_1608Metric_Pad1.05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LM18TG102TN1D</text:p>
          </table:table-cell>
          <table:table-cell table:number-columns-repeated="3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F901</text:p>
          </table:table-cell>
          <table:table-cell table:style-name="ce8" office:value-type="string" calcext:value-type="string">
            <text:p>Fuse_SMD29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F-LSMF185/33X</text:p>
          </table:table-cell>
          <table:table-cell office:value-type="string" calcext:value-type="string">
            <text:p>MF-LSMF260X-2</text:p>
          </table:table-cell>
          <table:table-cell table:number-columns-repeated="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11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D1102,D202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1101,D9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D1002,D1001,D803,D801,D610,D609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AV199</text:p>
          </table:table-cell>
          <table:table-cell table:number-columns-repeated="3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D902</text:p>
          </table:table-cell>
          <table:table-cell table:style-name="ce6" office:value-type="string" calcext:value-type="string">
            <text:p>DO_214AA_RE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6T30AY</text:p>
          </table:table-cell>
          <table:table-cell table:number-columns-repeated="3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901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SZ5249B</text:p>
          </table:table-cell>
          <table:table-cell table:number-columns-repeated="3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table:style-name="ce8" office:value-type="string" calcext:value-type="string">
            <text:p>D303</text:p>
          </table:table-cell>
          <table:table-cell table:style-name="ce8" office:value-type="string" calcext:value-type="string">
            <text:p>D_SOD-323_HandSolderin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D36C-01FTG</text:p>
          </table:table-cell>
          <table:table-cell office:value-type="string" calcext:value-type="string">
            <text:p>PJSD36CW-AU_R1_000A1</text:p>
          </table:table-cell>
          <table:table-cell table:number-columns-repeated="2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D302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V99</text:p>
          </table:table-cell>
          <table:table-cell table:number-columns-repeated="3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string" calcext:value-type="string">
            <text:p>D301</text:p>
          </table:table-cell>
          <table:table-cell table:style-name="ce6" office:value-type="string" calcext:value-type="string">
            <text:p>D_SM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BJ5.0A</text:p>
          </table:table-cell>
          <table:table-cell table:number-columns-repeated="3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D2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C1104,C1103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u2</text:p>
          </table:table-cell>
          <table:table-cell table:number-columns-repeated="3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C1102,C1101,C214,C213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8p</text:p>
          </table:table-cell>
          <table:table-cell table:number-columns-repeated="3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string" calcext:value-type="string">
            <text:p>C920,C915,C911,C905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string" calcext:value-type="string">
            <text:p>C919,C914,C910,C904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u</text:p>
          </table:table-cell>
          <table:table-cell table:number-columns-repeated="3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string" calcext:value-type="string">
            <text:p>C705,C702</text:p>
          </table:table-cell>
          <table:table-cell table:style-name="ce6" office:value-type="string" calcext:value-type="string">
            <text:p>C_0805_2012Metric_Pad1.18x1.4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u</text:p>
          </table:table-cell>
          <table:table-cell table:number-columns-repeated="3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C614,C208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70p</text:p>
          </table:table-cell>
          <table:table-cell table:number-columns-repeated="3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string" calcext:value-type="string">
            <text:p>C604,C601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n7</text:p>
          </table:table-cell>
          <table:table-cell table:number-columns-repeated="3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C507,C502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30p</text:p>
          </table:table-cell>
          <table:table-cell table:number-columns-repeated="3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string" calcext:value-type="string">
            <text:p>C309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7p</text:p>
          </table:table-cell>
          <table:table-cell table:number-columns-repeated="3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C212,C211</text:p>
          </table:table-cell>
          <table:table-cell table:style-name="ce6" office:value-type="string" calcext:value-type="string">
            <text:p>C_1206_3216Metric_Pad1.33x1.80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n/1kV</text:p>
          </table:table-cell>
          <table:table-cell table:number-columns-repeated="3"/>
        </table:table-row>
        <table:table-row table:style-name="ro1" table:number-rows-repeated="10484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2:00:37.35420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7T22:39:35.058796786</dc:date>
    <meta:editing-duration>PT4H27M4S</meta:editing-duration>
    <meta:editing-cycles>42</meta:editing-cycles>
    <meta:document-statistic meta:table-count="1" meta:cell-count="828" meta:object-count="0"/>
  </office:meta>
</office:document-meta>
</file>